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adornments="Book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CubeRed">
      <style:graphic-properties draw:textarea-horizontal-align="justify" draw:textarea-vertical-align="middle" draw:auto-grow-height="false" fo:min-height="5cm" fo:min-width="5cm"/>
    </style:style>
    <style:style style:name="gr2" style:family="graphic" style:parent-style-name="CubeGreyDecribng">
      <style:graphic-properties fo:min-height="5.8cm" fo:min-width="20.4cm"/>
    </style:style>
    <style:style style:name="gr3" style:family="graphic" style:parent-style-name="CubeRedDescribing">
      <style:graphic-properties draw:textarea-horizontal-align="justify" draw:textarea-vertical-align="middle" draw:auto-grow-height="false" fo:min-height="5cm" fo:min-width="20cm"/>
    </style:style>
    <style:style style:name="gr4" style:family="graphic" style:parent-style-name="objectwithoutfill">
      <style:graphic-properties svg:stroke-width="0.106cm" draw:marker-start-width="0.359cm" draw:marker-end-width="0.359cm" draw:fill="none" fo:padding-top="0.178cm" fo:padding-bottom="0.178cm" fo:padding-left="0.303cm" fo:padding-right="0.303cm"/>
    </style:style>
    <style:style style:name="gr5" style:family="graphic" style:parent-style-name="LogoA">
      <style:graphic-properties svg:stroke-width="0.106cm" draw:marker-start-width="0cm" draw:marker-end-width="0cm" draw:textarea-vertical-align="middle" draw:auto-grow-height="false" fo:min-height="0.873cm" fo:min-width="0.975cm" fo:padding-top="-0.322cm" fo:padding-bottom="-0.322cm" fo:padding-left="-0.197cm" fo:padding-right="-0.197cm"/>
    </style:style>
    <style:style style:name="gr6" style:family="graphic" style:parent-style-name="LogoA">
      <style:graphic-properties svg:stroke-width="0.106cm" draw:marker-start-width="0cm" draw:marker-end-width="0cm" fo:padding-top="-0.322cm" fo:padding-bottom="-0.322cm" fo:padding-left="-0.197cm" fo:padding-right="-0.197cm"/>
    </style:style>
    <style:style style:name="gr7" style:family="graphic" style:parent-style-name="LogoZ">
      <style:graphic-properties svg:stroke-width="0.106cm" draw:marker-start-width="0cm" draw:marker-end-width="0cm" fo:padding-top="-0.322cm" fo:padding-bottom="-0.322cm" fo:padding-left="-0.197cm" fo:padding-right="-0.197cm"/>
    </style:style>
    <style:style style:name="gr8" style:family="graphic" style:parent-style-name="LogoA">
      <style:graphic-properties svg:stroke-width="0.106cm" svg:stroke-color="#007c7c" draw:marker-start-width="0.159cm" draw:marker-end-width="0.159cm" draw:fill="none" draw:textarea-vertical-align="middle" draw:auto-grow-height="false" fo:min-height="3.169cm" fo:min-width="3.194cm" fo:padding-top="-0.322cm" fo:padding-bottom="-0.322cm" fo:padding-left="-0.197cm" fo:padding-right="-0.197cm"/>
    </style:style>
    <style:style style:name="gr9" style:family="graphic" style:parent-style-name="standard">
      <style:graphic-properties svg:stroke-width="0.106cm" svg:stroke-color="#007c7c" draw:marker-start-width="0.359cm" draw:marker-end-width="0.359cm" draw:fill="none" draw:textarea-vertical-align="middle" draw:auto-grow-height="false" fo:min-height="27.344cm" fo:min-width="39.394cm" fo:padding-top="0.178cm" fo:padding-bottom="0.178cm" fo:padding-left="0.303cm" fo:padding-right="0.303cm"/>
    </style:style>
    <style:style style:name="gr10" style:family="graphic" style:parent-style-name="CubeRed">
      <style:graphic-properties draw:textarea-horizontal-align="justify" draw:textarea-vertical-align="middle" draw:auto-grow-height="false" fo:min-height="7.85cm" fo:min-width="5.5cm"/>
    </style:style>
    <style:style style:name="gr11" style:family="graphic" style:parent-style-name="CubeCyan">
      <style:graphic-properties draw:textarea-horizontal-align="justify" draw:textarea-vertical-align="middle" draw:auto-grow-height="false" fo:min-height="7.85cm" fo:min-width="5.5cm"/>
    </style:style>
    <style:style style:name="gr12" style:family="graphic" style:parent-style-name="Outlined_20_Red">
      <style:graphic-properties svg:stroke-color="#a1467e" draw:marker-start="Arrow" draw:marker-start-width="0.3cm"/>
    </style:style>
    <style:style style:name="gr13" style:family="graphic" style:parent-style-name="Outlined_20_Red">
      <style:graphic-properties svg:stroke-color="#a1467e" draw:marker-end="Arrow"/>
    </style:style>
    <style:style style:name="gr14" style:family="graphic" style:parent-style-name="CubeRed">
      <style:graphic-properties draw:textarea-horizontal-align="justify" draw:textarea-vertical-align="middle" draw:auto-grow-height="false" fo:min-height="5.75cm" fo:min-width="7.5cm"/>
    </style:style>
    <style:style style:name="gr15" style:family="graphic" style:parent-style-name="CubeCyan">
      <style:graphic-properties fo:min-height="5.75cm" fo:min-width="7.5cm"/>
    </style:style>
    <style:style style:name="gr16" style:family="graphic" style:parent-style-name="CubeGray">
      <style:graphic-properties fo:min-height="5.75cm" fo:min-width="7.5cm"/>
    </style:style>
    <style:style style:name="gr17" style:family="graphic" style:parent-style-name="CubeGreyDecribng">
      <style:graphic-properties fo:min-height="14.8cm" fo:min-width="7.4cm"/>
    </style:style>
    <style:style style:name="gr18" style:family="graphic" style:parent-style-name="CubeCyanDescribing">
      <style:graphic-properties fo:min-height="14.8cm" fo:min-width="7.4cm"/>
    </style:style>
    <style:style style:name="gr19" style:family="graphic" style:parent-style-name="CubeRedDescribing">
      <style:graphic-properties draw:textarea-horizontal-align="justify" draw:textarea-vertical-align="middle" draw:auto-grow-height="false" fo:min-height="14.8cm" fo:min-width="7.4cm"/>
    </style:style>
    <style:style style:name="gr20" style:family="graphic" style:parent-style-name="measure">
      <style:graphic-properties svg:stroke-width="0.159cm" svg:stroke-color="#a5a5a5" draw:marker-start-width="0.438cm" draw:marker-end="" draw:marker-end-width="0.438cm" fo:padding-top="0.204cm" fo:padding-bottom="0.204cm" fo:padding-left="0.329cm" fo:padding-right="0.329cm"/>
    </style:style>
    <style:style style:name="gr21" style:family="graphic" style:parent-style-name="measure">
      <style:graphic-properties svg:stroke-width="0.159cm" svg:stroke-color="#333333" draw:marker-start-width="0.438cm" draw:marker-end-width="0.438cm" fo:padding-top="0.204cm" fo:padding-bottom="0.204cm" fo:padding-left="0.329cm" fo:padding-right="0.329cm"/>
    </style:style>
    <style:style style:name="gr22" style:family="graphic" style:parent-style-name="objectwithoutfill">
      <style:graphic-properties draw:fill="none"/>
    </style:style>
    <style:style style:name="gr23" style:family="graphic" style:parent-style-name="LogoA">
      <style:graphic-properties draw:textarea-vertical-align="middle" draw:auto-grow-height="false" fo:min-height="2.75cm" fo:min-width="7.1cm"/>
    </style:style>
    <style:style style:name="gr24" style:family="graphic" style:parent-style-name="objectwithoutfill">
      <style:graphic-properties svg:stroke-width="0.212cm" draw:marker-start-width="0.518cm" draw:marker-end-width="0.518cm" draw:fill="none" fo:padding-top="0.231cm" fo:padding-bottom="0.231cm" fo:padding-left="0.356cm" fo:padding-right="0.356cm"/>
    </style:style>
    <style:style style:name="gr25" style:family="graphic" style:parent-style-name="LogoA">
      <style:graphic-properties svg:stroke-width="0.212cm" draw:marker-start-width="0.159cm" draw:marker-end-width="0.159cm" draw:textarea-vertical-align="middle" draw:auto-grow-height="false" fo:min-height="1.038cm" fo:min-width="1.552cm" fo:padding-top="-0.269cm" fo:padding-bottom="-0.269cm" fo:padding-left="-0.144cm" fo:padding-right="-0.144cm"/>
    </style:style>
    <style:style style:name="gr26" style:family="graphic" style:parent-style-name="LogoA">
      <style:graphic-properties svg:stroke-width="0.212cm" draw:marker-start-width="0.159cm" draw:marker-end-width="0.159cm" fo:padding-top="-0.269cm" fo:padding-bottom="-0.269cm" fo:padding-left="-0.144cm" fo:padding-right="-0.144cm"/>
    </style:style>
    <style:style style:name="gr27" style:family="graphic" style:parent-style-name="LogoZ">
      <style:graphic-properties svg:stroke-width="0.212cm" draw:marker-start-width="0.159cm" draw:marker-end-width="0.159cm" fo:padding-top="-0.269cm" fo:padding-bottom="-0.269cm" fo:padding-left="-0.144cm" fo:padding-right="-0.144cm"/>
    </style:style>
    <style:style style:name="gr28" style:family="graphic" style:parent-style-name="LogoA">
      <style:graphic-properties svg:stroke-width="0.212cm" svg:stroke-color="#007c7c" draw:marker-start-width="0.318cm" draw:marker-end-width="0.318cm" draw:fill="none" draw:textarea-vertical-align="middle" draw:auto-grow-height="false" fo:min-height="6.038cm" fo:min-width="6.388cm" fo:padding-top="-0.269cm" fo:padding-bottom="-0.269cm" fo:padding-left="-0.144cm" fo:padding-right="-0.144cm"/>
    </style:style>
    <style:style style:name="gr29" style:family="graphic" style:parent-style-name="LogoA">
      <style:graphic-properties svg:stroke-width="0.106cm" draw:marker-start-width="0cm" draw:marker-end-width="0cm" draw:textarea-vertical-align="middle" draw:auto-grow-height="false" fo:min-height="0.767cm" fo:min-width="0.869cm" fo:padding-top="-0.322cm" fo:padding-bottom="-0.322cm" fo:padding-left="-0.197cm" fo:padding-right="-0.197cm"/>
    </style:style>
    <style:style style:name="gr30" style:family="graphic" style:parent-style-name="LogoA">
      <style:graphic-properties svg:stroke-width="0.106cm" svg:stroke-color="#007c7c" draw:marker-start-width="0.159cm" draw:marker-end-width="0.159cm" draw:fill="none" draw:textarea-vertical-align="middle" draw:auto-grow-height="false" fo:min-height="3.063cm" fo:min-width="3.088cm" fo:padding-top="-0.322cm" fo:padding-bottom="-0.322cm" fo:padding-left="-0.197cm" fo:padding-right="-0.197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weight="normal"/>
    </style:style>
    <style:style style:name="P3" style:family="paragraph">
      <loext:graphic-properties draw:fill="none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color="#a1467e"/>
    </style:style>
    <style:style style:name="P6" style:family="paragraph">
      <style:paragraph-properties fo:text-align="center"/>
      <style:text-properties fo:font-weight="normal"/>
    </style:style>
    <style:style style:name="P7" style:family="paragraph">
      <style:paragraph-properties fo:text-align="center"/>
      <style:text-properties fo:font-size="18pt" fo:font-weight="normal" style:font-size-asian="16pt" style:font-size-complex="16pt"/>
    </style:style>
    <style:style style:name="P8" style:family="paragraph">
      <style:paragraph-properties fo:text-align="center"/>
      <style:text-properties fo:font-size="18pt" style:font-size-asian="16pt" style:font-size-complex="16pt"/>
    </style:style>
    <style:style style:name="P9" style:family="paragraph">
      <style:paragraph-properties fo:text-align="center"/>
      <style:text-properties fo:font-size="18pt"/>
    </style:style>
    <style:style style:name="P10" style:family="paragraph">
      <style:paragraph-properties fo:text-align="center"/>
      <style:text-properties fo:font-size="18pt" style:font-size-asian="32pt" style:font-size-complex="32pt"/>
    </style:style>
    <style:style style:name="P11" style:family="paragraph">
      <style:paragraph-properties fo:text-align="center"/>
      <style:text-properties fo:font-size="18pt" style:font-size-asian="28pt" style:font-size-complex="28pt"/>
    </style:style>
    <style:style style:name="T1" style:family="text">
      <style:text-properties fo:color="#a1467e"/>
    </style:style>
    <style:style style:name="T2" style:family="text">
      <style:text-properties fo:font-size="18pt" style:font-size-asian="16pt" style:font-size-complex="16pt"/>
    </style:style>
    <style:style style:name="T3" style:family="text">
      <style:text-properties style:font-size-asian="32pt" style:font-size-complex="32pt"/>
    </style:style>
    <style:style style:name="T4" style:family="text">
      <style:text-properties fo:font-size="1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Basic Idea" draw:style-name="dp1" draw:master-page-name="Default">
        <office:forms form:automatic-focus="false" form:apply-design-mode="false"/>
        <draw:custom-shape draw:style-name="gr1" draw:text-style-name="P1" draw:layer="layout" svg:width="6cm" svg:height="6cm" svg:x="7.5cm" svg:y="17.85cm">
          <text:p text:style-name="P1">Id</text:p>
          <draw:enhanced-geometry svg:viewBox="0 0 21600 21600" draw:type="rectangle" draw:enhanced-path="M 0 0 L 21600 0 21600 21600 0 21600 0 0 Z N"/>
        </draw:custom-shape>
        <draw:custom-shape draw:style-name="CubeCyan" draw:layer="layout" svg:width="6cm" svg:height="6cm" svg:x="7.5cm" svg:y="11.85cm">
          <text:p>Ich</text:p>
          <draw:enhanced-geometry svg:viewBox="0 0 21600 21600" draw:type="rectangle" draw:enhanced-path="M 0 0 L 21600 0 21600 21600 0 21600 0 0 Z N"/>
        </draw:custom-shape>
        <draw:custom-shape draw:style-name="CubeGray" draw:layer="layout" svg:width="6cm" svg:height="6cm" svg:x="7.5cm" svg:y="5.85cm">
          <text:p>Uber-Ich</text:p>
          <draw:enhanced-geometry svg:viewBox="0 0 21600 21600" draw:type="rectangle" draw:enhanced-path="M 0 0 L 21600 0 21600 21600 0 21600 0 0 Z N"/>
        </draw:custom-shape>
        <draw:custom-shape draw:style-name="gr2" draw:layer="layout" svg:width="21cm" svg:height="6cm" svg:x="13.5cm" svg:y="5.85cm">
          <text:p>Self-control, Decisions, Philosophy (including Three Laws of Robotics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CubeCyanDescribing" draw:layer="layout" svg:width="21cm" svg:height="6cm" svg:x="13.5cm" svg:y="11.85cm">
          <text:p text:style-name="P2">Mnemonic parts, Behavior based on data analysi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21cm" svg:height="6cm" svg:x="13.5cm" svg:y="17.85cm">
          <text:p text:style-name="P1">Basic Functions, Reflexes, Basic system working</text:p>
          <draw:enhanced-geometry svg:viewBox="0 0 21600 21600" draw:type="rectangle" draw:enhanced-path="M 0 0 L 21600 0 21600 21600 0 21600 0 0 Z N"/>
        </draw:custom-shape>
        <draw:g>
          <draw:line draw:style-name="gr4" draw:text-style-name="P3" draw:layer="layout" svg:x1="38.508cm" svg:y1="1.321cm" svg:x2="39.935cm" svg:y2="1.321cm">
            <text:p/>
          </draw:line>
          <draw:custom-shape draw:style-name="gr5" draw:text-style-name="P1" draw:layer="layout" svg:width="1.161cm" svg:height="0.687cm" svg:x="39.541cm" svg:y="2.543cm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6" draw:layer="layout" svg:x1="40.121cm" svg:y1="2.848cm" svg:x2="40.403cm" svg:y2="3.192cm">
            <text:p/>
          </draw:line>
          <draw:polygon draw:style-name="gr7" draw:layer="layout" svg:width="1.426cm" svg:height="1.907cm" svg:x="38.508cm" svg:y="1.321cm" svg:viewBox="0 0 1427 1908" draw:points="0,0 0,252 1069,252 0,1527 0,1908 1427,1908 1427,1527 901,1221 725,1527 1427,252 1427,0">
            <text:p/>
          </draw:polygon>
          <draw:custom-shape draw:style-name="gr8" draw:text-style-name="P4" draw:layer="layout" svg:width="2.8cm" svg:height="2.525cm" svg:x="38.2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9" draw:text-style-name="P4" draw:layer="layout" svg:width="40cm" svg:height="27.7cm" svg:x="1cm" svg:y="1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0" draw:text-style-name="P1" draw:layer="layout" svg:width="6cm" svg:height="8.1cm" svg:x="7cm" svg:y="9.9cm">
          <text:p text:style-name="P1">Id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6cm" svg:height="8.1cm" svg:x="18cm" svg:y="9.9cm">
          <text:p text:style-name="P1">Ich</text:p>
          <draw:enhanced-geometry svg:viewBox="0 0 21600 21600" draw:type="rectangle" draw:enhanced-path="M 0 0 L 21600 0 21600 21600 0 21600 0 0 Z N"/>
        </draw:custom-shape>
        <draw:custom-shape draw:style-name="CubeGray" draw:layer="layout" svg:width="6cm" svg:height="8.1cm" svg:x="29cm" svg:y="9.9cm">
          <text:p>Uber-Ich</text:p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3cm" svg:y1="13cm" svg:x2="18cm" svg:y2="13cm">
          <text:p text:style-name="P1"><text:span text:style-name="T1">Intention</text:span></text:p>
          <text:p text:style-name="P1"><text:span text:style-name="T1"/></text:p>
        </draw:line>
        <draw:line draw:style-name="gr13" draw:text-style-name="P5" draw:layer="layout" svg:x1="24cm" svg:y1="13cm" svg:x2="29cm" svg:y2="13cm">
          <text:p text:style-name="P1"><text:span text:style-name="T1">Information, </text:span></text:p>
          <text:p text:style-name="P1"><text:span text:style-name="T1">Patterns,</text:span></text:p>
          <text:p text:style-name="P1"><text:span text:style-name="T1">Memories</text:span></text:p>
          <text:p text:style-name="P1"><text:span text:style-name="T1"/></text:p>
          <text:p text:style-name="P1"><text:span text:style-name="T1"/></text:p>
          <text:p text:style-name="P1"><text:span text:style-name="T1"/></text:p>
        </draw:line>
        <draw:line draw:style-name="gr12" draw:text-style-name="P5" draw:layer="layout" svg:x1="24cm" svg:y1="17cm" svg:x2="29cm" svg:y2="17cm">
          <text:p text:style-name="P1"><text:span text:style-name="T1">Experience,</text:span></text:p>
          <text:p text:style-name="P1"><text:span text:style-name="T1">Big data analysis,</text:span></text:p>
          <text:p text:style-name="P1"><text:span text:style-name="T1"/></text:p>
          <text:p text:style-name="P1"><text:span text:style-name="T1"/></text:p>
          <text:p text:style-name="P1"><text:span text:style-name="T1"/></text:p>
        </draw:line>
        <draw:g>
          <draw:line draw:style-name="gr4" draw:text-style-name="P3" draw:layer="layout" svg:x1="38.508cm" svg:y1="1.321cm" svg:x2="39.935cm" svg:y2="1.321cm">
            <text:p/>
          </draw:line>
          <draw:custom-shape draw:style-name="gr5" draw:text-style-name="P1" draw:layer="layout" svg:width="1.161cm" svg:height="0.687cm" svg:x="39.541cm" svg:y="2.543cm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6" draw:layer="layout" svg:x1="40.121cm" svg:y1="2.848cm" svg:x2="40.403cm" svg:y2="3.192cm">
            <text:p/>
          </draw:line>
          <draw:polygon draw:style-name="gr7" draw:layer="layout" svg:width="1.426cm" svg:height="1.907cm" svg:x="38.508cm" svg:y="1.321cm" svg:viewBox="0 0 1427 1908" draw:points="0,0 0,252 1069,252 0,1527 0,1908 1427,1908 1427,1527 901,1221 725,1527 1427,252 1427,0">
            <text:p/>
          </draw:polygon>
          <draw:custom-shape draw:style-name="gr8" draw:text-style-name="P4" draw:layer="layout" svg:width="2.8cm" svg:height="2.525cm" svg:x="38.2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9" draw:text-style-name="P4" draw:layer="layout" svg:width="40cm" svg:height="27.7cm" svg:x="1cm" svg:y="1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g>
          <draw:line draw:style-name="gr4" draw:text-style-name="P3" draw:layer="layout" svg:x1="38.508cm" svg:y1="1.321cm" svg:x2="39.935cm" svg:y2="1.321cm">
            <text:p/>
          </draw:line>
          <draw:custom-shape draw:style-name="gr5" draw:text-style-name="P1" draw:layer="layout" svg:width="1.161cm" svg:height="0.687cm" svg:x="39.541cm" svg:y="2.543cm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6" draw:layer="layout" svg:x1="40.121cm" svg:y1="2.848cm" svg:x2="40.403cm" svg:y2="3.192cm">
            <text:p/>
          </draw:line>
          <draw:polygon draw:style-name="gr7" draw:layer="layout" svg:width="1.426cm" svg:height="1.907cm" svg:x="38.508cm" svg:y="1.321cm" svg:viewBox="0 0 1427 1908" draw:points="0,0 0,252 1069,252 0,1527 0,1908 1427,1908 1427,1527 901,1221 725,1527 1427,252 1427,0">
            <text:p/>
          </draw:polygon>
          <draw:custom-shape draw:style-name="gr8" draw:text-style-name="P4" draw:layer="layout" svg:width="2.8cm" svg:height="2.525cm" svg:x="38.2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9" draw:text-style-name="P4" draw:layer="layout" svg:width="40cm" svg:height="27.7cm" svg:x="1cm" svg:y="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8cm" svg:height="6cm" svg:x="5cm" svg:y="4.35cm">
          <text:p text:style-name="P1">I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layer="layout" svg:width="8cm" svg:height="6cm" svg:x="17cm" svg:y="4.35cm">
          <text:p>Ich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layer="layout" svg:width="8cm" svg:height="6cm" svg:x="29cm" svg:y="4.35cm">
          <text:p>Uber-Ich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8cm" svg:height="15cm" svg:x="29cm" svg:y="10.35cm">
          <text:p text:style-name="P1"><text:span text:style-name="T2">Neural Stuf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7" draw:layer="layout" svg:width="8cm" svg:height="15cm" svg:x="17cm" svg:y="10.35cm">
          <text:p text:style-name="P6"><text:span text:style-name="T2">EmbeddedLinux hardware,</text:span></text:p>
          <text:p text:style-name="P6"><text:span text:style-name="T2"/></text:p>
          <text:p text:style-name="P6"><text:span text:style-name="T2">UI and communication</text:span></text:p>
          <text:p text:style-name="P6"><text:span text:style-name="T2"/></text:p>
          <text:p text:style-name="P6"><text:span text:style-name="T2">High-data sensors (CCD, LIDAR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8" draw:layer="layout" svg:width="8cm" svg:height="15cm" svg:x="5cm" svg:y="10.35cm">
          <text:p text:style-name="P1"><text:span text:style-name="T2">Low-power</text:span></text:p>
          <text:p text:style-name="P1"><text:span text:style-name="T2">ARM processor</text:span></text:p>
          <text:p text:style-name="P1"><text:span text:style-name="T2"/></text:p>
          <text:p text:style-name="P1"><text:span text:style-name="T2">Sensors</text:span></text:p>
          <text:p text:style-name="P1"><text:span text:style-name="T2"/></text:p>
          <text:p text:style-name="P1"><text:span text:style-name="T2"/></text:p>
          <text:p text:style-name="P1"><text:span text:style-name="T2">Real-time Soft</text:span></text:p>
          <draw:enhanced-geometry svg:viewBox="0 0 21600 21600" draw:type="rectangle" draw:enhanced-path="M 0 0 L 21600 0 21600 21600 0 21600 0 0 Z N"/>
        </draw:custom-shape>
        <draw:line draw:style-name="gr20" draw:text-style-name="P10" draw:layer="layout" svg:x1="13cm" svg:y1="13.1cm" svg:x2="17cm" svg:y2="13.1cm">
          <text:p text:style-name="P9"/>
          <text:p text:style-name="P9"><text:span text:style-name="T3">Low-speed</text:span></text:p>
          <text:p text:style-name="P9"><text:span text:style-name="T3">bus </text:span></text:p>
          <text:p text:style-name="P9"><text:span text:style-name="T3">(siplex)</text:span></text:p>
        </draw:line>
        <draw:line draw:style-name="gr21" draw:text-style-name="P11" draw:layer="layout" svg:x1="25cm" svg:y1="13.1cm" svg:x2="29cm" svg:y2="13.1cm">
          <text:p text:style-name="P1"/>
          <text:p text:style-name="P1"><text:span text:style-name="T4">Hi-speed</text:span></text:p>
          <text:p text:style-name="P1"><text:span text:style-name="T4">bus </text:span></text:p>
          <text:p text:style-name="P1"><text:span text:style-name="T4">(duplex)</text:span></text:p>
        </draw:line>
      </draw:page>
      <draw:page draw:name="Logo" draw:style-name="dp1" draw:master-page-name="Default">
        <draw:g>
          <draw:line draw:style-name="gr22" draw:text-style-name="P3" draw:layer="measurelines" svg:x1="1cm" svg:y1="1cm" svg:x2="19.7cm" svg:y2="1cm">
            <text:p/>
          </draw:line>
          <draw:custom-shape draw:style-name="gr23" draw:text-style-name="P1" draw:layer="layout" svg:width="15.2cm" svg:height="9cm" svg:x="14.1cm" svg:y="17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LogoA" draw:layer="layout" svg:x1="21.7cm" svg:y1="21cm" svg:x2="25.39cm" svg:y2="25.5cm">
            <text:p/>
          </draw:line>
          <draw:polygon draw:style-name="LogoZ" draw:layer="layout" svg:width="18.699cm" svg:height="24.999cm" svg:x="1cm" svg:y="1cm" svg:viewBox="0 0 18700 25000" draw:points="0,0 0,3300 14000,3300 0,20000 0,25000 18700,25000 18700,20000 11800,16000 9500,20000 18700,3300 18700,0">
            <text:p/>
          </draw:polygon>
        </draw:g>
        <draw:line draw:style-name="gr24" draw:text-style-name="P3" draw:layer="layout" svg:x1="28.67cm" svg:y1="4.9cm" svg:x2="31.78cm" svg:y2="4.9cm">
          <text:p/>
        </draw:line>
        <draw:custom-shape draw:style-name="gr25" draw:text-style-name="P1" draw:layer="layout" svg:width="2.528cm" svg:height="1.497cm" svg:x="30.922cm" svg:y="7.56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6" draw:layer="layout" svg:x1="32.186cm" svg:y1="8.226cm" svg:x2="32.8cm" svg:y2="8.974cm">
          <text:p/>
        </draw:line>
        <draw:polygon draw:style-name="gr27" draw:layer="layout" svg:width="3.109cm" svg:height="4.157cm" svg:x="28.67cm" svg:y="4.9cm" svg:viewBox="0 0 3110 4158" draw:points="0,0 0,549 2328,549 0,3326 0,4158 3110,4158 3110,3326 1962,2661 1580,3326 3110,549 3110,0">
          <text:p/>
        </draw:polygon>
        <draw:custom-shape draw:style-name="gr28" draw:text-style-name="P4" draw:layer="layout" svg:width="6.1cm" svg:height="5.5cm" svg:x="28cm" svg:y="4.2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29.508cm" svg:y1="12.421cm" svg:x2="30.935cm" svg:y2="12.421cm">
          <text:p/>
        </draw:line>
        <draw:custom-shape draw:style-name="gr29" draw:text-style-name="P1" draw:layer="layout" svg:width="1.161cm" svg:height="0.687cm" svg:x="30.541cm" svg:y="13.64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6" draw:layer="layout" svg:x1="31.121cm" svg:y1="13.948cm" svg:x2="31.403cm" svg:y2="14.292cm">
          <text:p/>
        </draw:line>
        <draw:polygon draw:style-name="gr7" draw:layer="layout" svg:width="1.426cm" svg:height="1.907cm" svg:x="29.508cm" svg:y="12.421cm" svg:viewBox="0 0 1427 1908" draw:points="0,0 0,252 1069,252 0,1527 0,1908 1427,1908 1427,1527 901,1221 725,1527 1427,252 1427,0">
          <text:p/>
        </draw:polygon>
        <draw:custom-shape draw:style-name="gr30" draw:text-style-name="P4" draw:layer="layout" svg:width="2.8cm" svg:height="2.525cm" svg:x="29.2cm" svg:y="12.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adornments="Book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Bitmap_20_2" draw:display-name="Bitmap 2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 style:parent-style-name="Shape">
      <style:graphic-properties draw:stroke="none" svg:stroke-color="#000000" draw:fill="solid" draw:fill-color="#d0d0d0" draw:textarea-horizontal-align="center" draw:textarea-vertical-align="middle" fo:padding-top="0.5cm" fo:padding-bottom="0.5cm" fo:padding-left="0.5cm" fo:padding-right="0.5cm" fo:wrap-option="wrap" draw:shadow-color="#000000"/>
      <style:text-properties style:use-window-font-color="true" style:font-name="DejaVu Sans Mono" fo:font-family="'DejaVu Sans Mono'" style:font-style-name="Book" style:font-family-generic="modern" style:font-pitch="fixed" fo:font-size="20pt" fo:font-weight="normal"/>
    </style:style>
    <style:style style:name="Filled_20_Blue" style:display-name="Filled Blue" style:family="graphic" style:parent-style-name="Filled">
      <style:graphic-properties draw:stroke="none" svg:stroke-color="#000000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 style:parent-style-name="Shape">
      <style:graphic-properties svg:stroke-width="0.1cm" svg:stroke-color="#000000" draw:marker-start-width="0.24cm" draw:marker-end-width="0.24cm" draw:fill="none" draw:textarea-vertical-align="middle" draw:auto-grow-width="true" fo:padding-top="0cm" fo:padding-bottom="0cm" fo:padding-left="0cm" fo:padding-right="0cm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svg:stroke-color="#ce18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Cyan" style:family="graphic" style:parent-style-name="Filled"/>
    <style:style style:name="Gray" style:family="graphic" style:parent-style-name="Filled_20_Yellow">
      <style:graphic-properties draw:fill="solid" draw:fill-color="#666666"/>
      <style:text-properties fo:color="#ffffff"/>
    </style:style>
    <style:style style:name="CubeCyan" style:family="graphic" style:parent-style-name="ZakharCubes">
      <style:graphic-properties draw:fill="solid" draw:fill-color="#007c7c"/>
      <style:text-properties fo:color="#ffffff"/>
    </style:style>
    <style:style style:name="CubeRed" style:family="graphic" style:parent-style-name="ZakharCubes">
      <style:graphic-properties draw:fill="solid" draw:fill-color="#b00000"/>
      <style:text-properties fo:color="#ffffff"/>
    </style:style>
    <style:style style:name="CubeCyanDescribing" style:family="graphic" style:parent-style-name="Cube_5f_Describtion">
      <style:graphic-properties svg:stroke-color="#3465a4" draw:stroke-linejoin="round" svg:stroke-linecap="butt" draw:fill="solid" draw:fill-color="#a5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fit-to-contour="false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CubeCyanDescribing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Sans Mono" fo:font-family="'DejaVu Sans Mono'" style:font-style-name="Book" style:font-family-generic="modern" style:font-pitch="fixed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family-asian="'Microsoft YaHei'" style:font-family-generic-asian="system" style:font-pitch-asian="variable" style:font-size-asian="18pt" style:language-asian="zh" style:country-asian="CN" style:font-style-asian="normal" style:font-weight-asian="normal" style:font-name-complex="Mangal" style:font-family-complex="Mang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ubeRedDescribing" style:family="graphic" style:parent-style-name="Cube_5f_Describtion">
      <style:graphic-properties svg:stroke-color="#3465a4" draw:fill="solid" draw:fill-color="#ffd0d0"/>
      <style:paragraph-properties fo:text-align="start">
        <style:tab-stops/>
      </style:paragraph-properties>
      <style:text-properties style:use-window-font-color="true"/>
    </style:style>
    <style:style style:name="Shape" style:family="graphic" style:parent-style-name="standard">
      <style:graphic-properties draw:stroke-dash="Dashed_20__28_var_29__20_4" draw:fill-gradient-name="Gradient_20_1" draw:fill-hatch-name="Hatching_20_1" draw:fill-image-name="Bitmap_20_1"/>
    </style:style>
    <style:style style:name="ZakharCubes" style:family="graphic" style:parent-style-name="standard">
      <style:graphic-properties draw:stroke="none" draw:stroke-dash="Dashed_20__28_var_29__20_4" svg:stroke-color="#3465a4" draw:fill="solid" draw:fill-color="#999999" draw:fill-gradient-name="Gradient_20_2" draw:fill-hatch-name="Hatching_20_1" draw:fill-image-name="Bitmap_20_2" draw:textarea-horizontal-align="justify" draw:textarea-vertical-align="middle" draw:auto-grow-height="false" fo:min-height="5cm" fo:min-width="5cm"/>
      <style:paragraph-properties fo:text-align="center"/>
      <style:text-properties style:font-name="DejaVu Sans Mono" fo:font-family="'DejaVu Sans Mono'" style:font-style-name="Book" style:font-family-generic="modern" style:font-pitch="fixed" fo:font-size="24pt"/>
    </style:style>
    <style:style style:name="CubeGray" style:family="graphic" style:parent-style-name="ZakharCubes">
      <style:graphic-properties draw:stroke="none" draw:stroke-dash="Dashed_20__28_var_29__20_4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666666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5cm" fo:min-width="5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CubeGray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fo:letter-spacing="normal" fo:text-shadow="none" style:text-underline-style="none" style:text-underline-mode="continuous" style:text-overline-mode="continuous" style:text-line-through-mode="continuous" style:letter-kerning="true" fo:background-color="transparent" style:text-emphasize="none" style:text-scale="100%" style:font-relief="none" style:text-overline-style="none" style:text-overline-color="font-color" fo:hyphenate="false"/>
    </style:style>
    <style:style style:name="Cube_5f_Describtion" style:display-name="Cube_Describtion" style:family="graphic" style:parent-style-name="ZakharCubes">
      <style:graphic-properties draw:fill="solid" draw:fill-color="#999999" draw:textarea-horizontal-align="center" fo:padding-top="0.1cm" fo:padding-bottom="0.1cm" fo:padding-left="0.3cm" fo:padding-right="0.3cm" fo:wrap-option="wrap"/>
      <style:paragraph-properties fo:text-align="start"/>
      <style:text-properties fo:font-size="20pt"/>
    </style:style>
    <style:style style:name="CubeGreyDecribng" style:family="graphic" style:parent-style-name="Cube_5f_Describtion">
      <style:graphic-properties draw:fill="solid" draw:fill-color="#cccccc"/>
      <style:paragraph-properties fo:text-align="start"/>
    </style:style>
    <style:style style:name="Logo" style:family="graphic" style:parent-style-name="standard">
      <style:graphic-properties draw:stroke-dash="Dashed_20__28_var_29__20_4" svg:stroke-width="1cm" svg:stroke-color="#fe7f00" draw:marker-start-width="1.5cm" draw:marker-end-width="1.5cm" draw:stroke-linejoin="miter" svg:stroke-linecap="square" draw:fill="solid" draw:fill-color="#ffffff" draw:fill-gradient-name="Gradient_20_2" draw:fill-hatch-name="Hatching_20_1" draw:fill-image-name="Bitmap_20_2"/>
    </style:style>
    <style:style style:name="LogoZ" style:family="graphic" style:parent-style-name="Logo">
      <style:graphic-properties svg:stroke-color="#007c7c"/>
    </style:style>
    <style:style style:name="LogoA" style:family="graphic" style:parent-style-name="Logo">
      <style:graphic-properties svg:stroke-color="#00caca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36.093000000</meta:creation-date>
    <meta:generator>LibreOffice/6.1.3.2$Windows_X86_64 LibreOffice_project/86daf60bf00efa86ad547e59e09d6bb77c699acb</meta:generator>
    <dc:date>2018-11-28T17:05:10.816000000</dc:date>
    <meta:editing-duration>PT49M52S</meta:editing-duration>
    <meta:editing-cycles>9</meta:editing-cycles>
    <meta:document-statistic meta:object-count="56"/>
  </office:meta>
</office:document-meta>
</file>